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A5" style:family="table-cell">
      <style:table-cell-properties fo:background-color="#ffb66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351db" officeooo:paragraph-rsid="008351db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97c15" officeooo:paragraph-rsid="00897c15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75907" officeooo:paragraph-rsid="0087590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79609" officeooo:paragraph-rsid="0087960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c2703" officeooo:paragraph-rsid="008c270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f46ba" officeooo:paragraph-rsid="008f46b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officeooo:paragraph-rsid="007efca6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829883" officeooo:paragraph-rsid="00829883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d0833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e8a47"/>
    </style:style>
    <style:style style:name="T15" style:family="text">
      <style:text-properties officeooo:rsid="008351db"/>
    </style:style>
    <style:style style:name="T16" style:family="text">
      <style:text-properties officeooo:rsid="008c9a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00622809024">
          <table:table-cell table:style-name="Table1.A1" office:value-type="string">
            <text:p text:style-name="P34">La dernière fois </text:p>
          </table:table-cell>
          <table:table-cell table:style-name="Table1.A1" office:value-type="string">
            <text:p text:style-name="P35"><text:span text:style-name="T4">P</text:span><text:span text:style-name="T3">our aujourd’hui :</text:span></text:p>
          </table:table-cell>
          <table:table-cell table:style-name="Table1.C1" office:value-type="string">
            <text:p text:style-name="P33">suivi : </text:p>
          </table:table-cell>
        </table:table-row>
        <table:table-row table:style-name="TableLine93900615433728">
          <table:table-cell table:style-name="Table1.A2" office:value-type="string">
            <text:p text:style-name="P29">Nous avons :<text:line-break/>- fait un retour sur l'activité 3 faites pendant le confinement<text:line-break/>- certains élèves ont commencé l'activité 1 du chapitre d'après.</text:p>
          </table:table-cell>
          <table:table-cell table:style-name="Table1.A2" office:value-type="string">
            <text:p text:style-name="P30">Pour la prochaine fois :<text:line-break/>- finir au moins le premier graphique<text:line-break/>- faire l'exercice 14 de la fiche d'exercice</text:p>
          </table:table-cell>
          <table:table-cell table:style-name="Table1.C2" office:value-type="string">
            <text:p text:style-name="P31">Le cours de l'activité 3 à t-il été pris ?</text:p>
          </table:table-cell>
        </table:table-row>
      </table:table>
      <text:p text:style-name="P32"/>
      <text:p text:style-name="P15"><text:span text:style-name="T14">20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5e</text:span><text:span text:style-name="T8">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3">Rappel : graphique, eau pure vs eau salée, méthode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5" office:value-type="string">
            <text:p text:style-name="P6">?F<text:span text:style-name="T15">aire copier le cours de l'activité 3 si ce n'était pas fait. ?</text:span>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4">Correction exercice 14.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5">Act1</text:p>
            <text:p text:style-name="P25">expérience</text:p>
            <text:p text:style-name="P25">bilan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6">Retour oral sur l'activité 2 + copier le bilan de cours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7">Entraînement solubilité <text:span text:style-name="T16">en groupe</text:span>. 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8">Commencer l'activité 2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11">
          <table:table-cell table:style-name="Tableau1.A11" office:value-type="string">
            <text:p text:style-name="P7">Agenda <text:span text:style-name="T12">+ matériel + tables</text:span></text:p>
          </table:table-cell>
          <table:table-cell table:style-name="Tableau1.B11" office:value-type="string">
            <text:p text:style-name="P11"/>
          </table:table-cell>
          <table:table-cell table:style-name="Tableau1.A11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00590798176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3">T</text:span>ravail <text:span text:style-name="T13">non fait</text:span></text:p>
          </table:table-cell>
          <table:table-cell table:style-name="Tableau2.A1" office:value-type="string">
            <text:p text:style-name="P19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43M41S</meta:editing-duration>
    <meta:editing-cycles>43</meta:editing-cycles>
    <meta:generator>LibreOffice/7.0.4.2$Linux_X86_64 LibreOffice_project/00$Build-2</meta:generator>
    <meta:creation-date>2021-02-04T16:16:38.289524303</meta:creation-date>
    <meta:initial-creator>J Cercy</meta:initial-creator>
    <dc:date>2021-05-20T17:10:11.246993388</dc:date>
    <dc:creator>J Cercy</dc:creator>
    <meta:document-statistic meta:table-count="3" meta:image-count="0" meta:object-count="0" meta:page-count="1" meta:paragraph-count="29" meta:word-count="141" meta:character-count="796" meta:non-whitespace-character-count="676"/>
    <meta:template xlink:type="simple" xlink:actuate="onRequest" xlink:title="fiche_de_prep_type" xlink:href="../fiche_de_prep_type.ott" meta:date="2021-02-04T16:16:36.866451548"/>
  </office:meta>
</office:document-meta>
</file>